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b67" officeooo:paragraph-rsid="000cab67"/>
    </style:style>
    <style:style style:name="P2" style:family="paragraph" style:parent-style-name="Standard">
      <style:text-properties officeooo:rsid="000e580a" officeooo:paragraph-rsid="000e580a"/>
    </style:style>
    <style:style style:name="P3" style:family="paragraph" style:parent-style-name="Standard">
      <style:text-properties officeooo:rsid="000ed477" officeooo:paragraph-rsid="000ed477"/>
    </style:style>
    <style:style style:name="T1" style:family="text">
      <style:text-properties officeooo:rsid="000e580a"/>
    </style:style>
    <style:style style:name="T2" style:family="text">
      <style:text-properties officeooo:rsid="000ed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5"/><text:span text:style-name="T2">Վերնագիրն ամենադժվար պահնա դեռ</text:span></text:p>
      <text:p text:style-name="P1"><text:s text:c="52"/><text:span text:style-name="T2">չեմ մտածել ))))</text:span></text:p>
      <text:p text:style-name="P1"/>
      <text:p text:style-name="P1"/>
      <text:p text:style-name="P1"/>
      <text:p text:style-name="P1">Այս ծրագիրն իրենից ներկայացնում է և բիզնես,և ժամանցային մոտիվներ։ Ծրագիրը մի կողմից իրենից ներկայացնում է տվյալների բազա,որտեղ տեղ կգտնեն տվյալ տարածաշրջանի քարտեզը,որի վրա տարբեր գույներով նշված կլինեն պետությանը,ինչ֊որ անհատի կամ ընդհանրապես ոչոքի չպատկանող և վաճառքի ենթակա տարախքները։Այցելելով նշված տարածքներից որևէ մեկը օգտագործողի համար լայն հնարավորություններ է <text:span text:style-name="T1">բացվում իմանալ թե ում է պատկանում և ինչպես և ում հետ կոնտակտային կապ հաստատել <text:s/>այդ տարածքի մասին տեղեկություններ իմանալու համար(կամ գնելու,վարձակալելու և այլն)։Ինչպես նաև ամեն տարածքի համար նշվում է տվյալ տարածքի կադաստրային գինը՛ մոտավոր պատկերացում կազմելու համար։Ծրագիրը հնարավորություն է տալիս օգտագործողին ընտրելու թե ինչ նպատակով է հետաքրքրվում տվյալ տարածքի համար(բիզնես,տուն),եթե ընտրված է բիզնես կատեգորիան,ապա պետք է ընտրել թե հատկապես ինչ նպատակով ( խանութ, ռեստորան, խաղատուն և այլն)։Ծրագիրը հասկանում է թե որտեղ որ բիզնեսի ծավալումն է արգելված(օրինակ խաղատուն քաղաքի մեջ և այլն)։ </text:span></text:p>
      <text:p text:style-name="P2">Ծրագիրն իր մեջ պետք է ներառի նաև խաղային մոտիվներ,հանձինս այն մասով,որ օգտագործողը կարող է նաև կառուցել իր ցանկացած կամ երազած կառույցը հատուկ գործիքների օգնությամբ,նախապես հերթով նշելով կառույցի չափերը և այն շինանյութը,որով որ հարկավոր է կառուցել տվյալ կառույցը։Ծրագիրը վերադարձնում է այն գումարի չափը,որը հարկավոր այդպիսի կառույց ունենալու համար(ծրագիրն իր մեջ ներառում է բոլոր հարկավոր շինանյութերի շուկայական գները միավորի համար)։</text:p>
      <text:p text:style-name="P3">Ինչպես նաև իր մեջ ներառում է տվյալների բազա ամեն մի շինանյութի համար(գինը,չափերը,խանութների և գործարանների կոնտակտային տվյալները)։</text:p>
      <text:p text:style-name="P3">Ծրագիրը բավականին մոտիվացնող է և հնարավորություն է տալիս իր հետ առնչվելո երկու կատեգորիայի մարդկանց հետ,նրանց ովքեր ռեալ հետաքրքրված են բիզնեսով և տարածքների առուծախով,և նրանց ովքեր ողղակի երազում են և սիրում են խաղալ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0:15:46.243540627</meta:creation-date>
    <dc:date>2015-11-18T01:04:05.110328449</dc:date>
    <meta:editing-duration>PT11M7S</meta:editing-duration>
    <meta:editing-cycles>1</meta:editing-cycles>
    <meta:document-statistic meta:table-count="0" meta:image-count="0" meta:object-count="0" meta:page-count="1" meta:paragraph-count="6" meta:word-count="240" meta:character-count="1877" meta:non-whitespace-character-count="1554"/>
    <meta:generator>LibreOffice/4.2.8.2$Linux_X86_64 LibreOffice_project/420m0$Build-2</meta:generator>
  </office:meta>
</office:document-meta>
</file>